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left" draw:textarea-vertical-align="top" draw:auto-grow-height="false" fo:min-height="2.798cm" fo:min-width="6.866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0.258cm" fo:min-width="3.3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14cm" fo:min-width="0cm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 fo:min-height="0.264cm" fo:min-width="2.052cm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263cm" fo:min-width="3.32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dash" draw:stroke-dash="Fine_20_Dashed" draw:marker-end="Arrow" draw:textarea-vertical-align="middle"/>
    </style:style>
    <style:style style:name="gr8" style:family="graphic" style:parent-style-name="standard">
      <style:graphic-properties draw:stroke="none" draw:marker-end="Arrow" draw:fill="none" draw:auto-grow-width="true" fo:min-height="0.327cm" fo:min-width="0.97cm"/>
    </style:style>
    <style:style style:name="gr9" style:family="graphic" style:parent-style-name="standard">
      <style:graphic-properties draw:stroke="none" draw:marker-end="Arrow" draw:fill="none" draw:auto-grow-width="true" fo:min-height="0.32cm"/>
    </style:style>
    <style:style style:name="gr10" style:family="graphic" style:parent-style-name="standard">
      <style:graphic-properties draw:stroke="none" draw:marker-end="Arrow" draw:fill="none" draw:auto-grow-width="true" fo:min-height="0.326cm" fo:min-width="0.94cm"/>
    </style:style>
    <style:style style:name="gr11" style:family="graphic" style:parent-style-name="standard">
      <style:graphic-properties draw:stroke="dash" draw:stroke-dash="Fine_20_Dashed" draw:textarea-vertical-align="middle"/>
    </style:style>
    <style:style style:name="gr12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99ccff"/>
      <style:paragraph-properties fo:text-align="start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ccffcc"/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cc99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ffcccc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366cm" svg:height="3.048cm" svg:x="2.057cm" svg:y="1.676cm">
          <text:p text:style-name="P1"><text:span text:style-name="T1">NxN convolu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3.81cm" svg:height="0.508cm" svg:x="3.835cm" svg:y="5.329cm">
          <text:p text:style-name="P3"><text:span text:style-name="T1">Module inpu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0.511cm" svg:height="0.514cm" svg:x="5.484cm" svg:y="2.219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2.552cm" svg:height="0.514cm" svg:x="6.711cm" svg:y="2.219cm">
          <text:p text:style-name="P3"><text:span text:style-name="T1">Bia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3.829cm" svg:height="0.513cm" svg:x="3.825cm" svg:y="3.477cm">
          <text:p text:style-name="P3"><text:span text:style-name="T1">NxNxF convolution stack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74cm" svg:y1="5.329cm" svg:x2="5.74cm" svg:y2="4.724cm" draw:start-shape="id1" draw:start-glue-point="0" draw:end-shape="id2" draw:end-glue-point="2" svg:d="M5740 5329v-605" svg:viewBox="0 0 1 606">
          <text:p/>
        </draw:connector>
        <draw:connector draw:style-name="gr7" draw:text-style-name="P5" draw:layer="layout" svg:x1="5.739cm" svg:y1="3.477cm" svg:x2="5.739cm" svg:y2="2.733cm" draw:start-shape="id3" draw:start-glue-point="0" draw:end-shape="id4" svg:d="M5739 3477v-744" svg:viewBox="0 0 1 745">
          <text:p/>
        </draw:connector>
        <draw:frame draw:style-name="gr8" draw:text-style-name="P9" draw:layer="layout" svg:width="1.797cm" svg:height="0.577cm" svg:x="5.69cm" svg:y="4.751cm">
          <draw:text-box>
            <text:p text:style-name="P3"><text:span text:style-name="T1">KxWxHxD</text:span></text:p>
          </draw:text-box>
        </draw:frame>
        <draw:connector draw:style-name="gr7" draw:text-style-name="P5" draw:layer="layout" svg:x1="6.711cm" svg:y1="2.476cm" svg:x2="5.995cm" svg:y2="2.476cm" draw:start-shape="id5" draw:start-glue-point="3" draw:end-shape="id4" svg:d="M6711 2476h-716" svg:viewBox="0 0 717 1">
          <text:p/>
        </draw:connector>
        <draw:custom-shape draw:style-name="gr2" draw:text-style-name="P4" xml:id="id6" draw:id="id6" draw:layer="layout" svg:width="3.81cm" svg:height="0.508cm" svg:x="3.835cm" svg:y="0.254cm">
          <text:p text:style-name="P3"><text:span text:style-name="T1">Module outputs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768cm" svg:height="0.57cm" svg:x="5.69cm" svg:y="1.083cm">
          <draw:text-box>
            <text:p text:style-name="P3"><text:span text:style-name="T1">KxWxHxF</text:span></text:p>
          </draw:text-box>
        </draw:frame>
        <draw:frame draw:style-name="gr10" draw:text-style-name="P9" draw:layer="layout" svg:width="1.768cm" svg:height="0.576cm" svg:x="5.69cm" svg:y="2.932cm">
          <draw:text-box>
            <text:p text:style-name="P3"><text:span text:style-name="T1">KxWxHxF</text:span></text:p>
          </draw:text-box>
        </draw:frame>
        <draw:connector draw:style-name="gr11" draw:text-style-name="P5" draw:layer="layout" svg:x1="5.74cm" svg:y1="2.219cm" svg:x2="5.74cm" svg:y2="1.676cm" draw:start-shape="id4" draw:start-glue-point="4" draw:end-shape="id2" draw:end-glue-point="0" svg:d="M5740 2219v-543" svg:viewBox="0 0 1 544">
          <text:p/>
        </draw:connector>
        <draw:connector draw:style-name="gr12" draw:text-style-name="P5" draw:layer="layout" svg:x1="5.74cm" svg:y1="1.676cm" svg:x2="5.74cm" svg:y2="0.762cm" draw:start-shape="id2" draw:start-glue-point="0" draw:end-shape="id6" svg:d="M5740 1676v-914" svg:viewBox="0 0 1 915">
          <text:p/>
        </draw:connector>
        <draw:connector draw:style-name="gr7" draw:text-style-name="P5" draw:layer="layout" draw:line-skew="-0.919cm" svg:x1="5.74cm" svg:y1="4.724cm" svg:x2="5.739cm" svg:y2="3.99cm" draw:start-shape="id2" draw:start-glue-point="2" draw:end-shape="id3" draw:end-glue-point="2" svg:d="M5740 4724v-406h-1v-328" svg:viewBox="0 0 2 7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10:31:17.548993649</meta:creation-date>
    <dc:date>2016-11-26T15:45:25.234008309</dc:date>
    <meta:editing-duration>PT26M42S</meta:editing-duration>
    <meta:editing-cycles>4</meta:editing-cycles>
    <meta:generator>LibreOffice/5.2.2.2$Linux_X86_64 LibreOffice_project/20m0$Build-2</meta:generator>
    <meta:document-statistic meta:object-count="15"/>
  </office:meta>
</office:document-meta>
</file>